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10000027F000001AA66B2006B65A0B68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Normal">
      <style:paragraph-properties fo:text-align="end" style:justify-single-word="false"/>
      <style:text-properties style:font-name="Roboto" fo:font-size="48pt" fo:font-weight="bold" officeooo:rsid="0022b84f" officeooo:paragraph-rsid="00293462" style:font-size-asian="48pt" style:font-weight-asian="bold" style:font-size-complex="48pt" style:font-weight-complex="bold"/>
    </style:style>
    <style:style style:name="P17" style:family="paragraph" style:parent-style-name="Normal">
      <style:paragraph-properties fo:text-align="end" style:justify-single-word="false"/>
      <style:text-properties style:font-name="Roboto" fo:font-size="48pt" fo:font-weight="bold" officeooo:rsid="0022b84f" officeooo:paragraph-rsid="002cdf07" style:font-size-asian="48pt" style:font-weight-asian="bold" style:font-size-complex="48pt" style:font-weight-complex="bold"/>
    </style:style>
    <style:style style:name="P18" style:family="paragraph" style:parent-style-name="Standard">
      <style:text-properties officeooo:paragraph-rsid="0015ef8f"/>
    </style:style>
    <style:style style:name="P19" style:family="paragraph" style:parent-style-name="Normal">
      <style:paragraph-properties fo:text-align="end" style:justify-single-word="false"/>
      <style:text-properties style:font-name="Roboto" fo:font-size="48pt" fo:font-weight="bold" officeooo:rsid="0022b84f" officeooo:paragraph-rsid="002cdf07" style:font-size-asian="48pt" style:font-weight-asian="bold" style:font-size-complex="48pt" style:font-weight-complex="bold"/>
    </style:style>
    <style:style style:name="P20" style:family="paragraph" style:parent-style-name="Normal">
      <style:paragraph-properties fo:text-align="end" style:justify-single-word="false"/>
      <style:text-properties style:font-name="Roboto" fo:font-size="48pt" fo:font-weight="bold" officeooo:rsid="0022b84f" officeooo:paragraph-rsid="0039a025" style:font-size-asian="48pt" style:font-weight-asian="bold" style:font-size-complex="48pt" style:font-weight-complex="bold"/>
    </style:style>
    <style:style style:name="P21" style:family="paragraph">
      <loext:graphic-properties draw:fill="none" draw:fill-color="#ffffff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P22" style:family="paragraph">
      <loext:graphic-properties draw:fill="none" draw:fill-color="#ffffff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fo:font-weight="normal" officeooo:rsid="0039a025" style:font-size-asian="24pt" style:font-weight-asian="normal" style:font-size-complex="2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39a025" style:font-size-asian="24pt" style:font-size-complex="24pt"/>
    </style:style>
    <style:style style:name="T6" style:family="text">
      <style:text-properties officeooo:rsid="0008ee54"/>
    </style:style>
    <style:style style:name="T7" style:family="text">
      <style:text-properties officeooo:rsid="001080e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93462"/>
    </style:style>
    <style:style style:name="T10" style:family="text">
      <style:text-properties officeooo:rsid="00334d40"/>
    </style:style>
    <style:style style:name="T11" style:family="text">
      <style:text-properties officeooo:rsid="0034b0f6"/>
    </style:style>
    <style:style style:name="T12" style:family="text">
      <style:text-properties officeooo:rsid="003774c9"/>
    </style:style>
    <style:style style:name="T13" style:family="text">
      <style:text-properties officeooo:rsid="0039a025"/>
    </style:style>
    <style:style style:name="T14" style:family="text">
      <style:text-properties fo:font-weight="normal" officeooo:rsid="0039a025" style:font-weight-asian="normal" style:font-weight-complex="normal"/>
    </style:style>
    <style:style style:name="T15" style:family="text">
      <style:text-properties fo:font-size="42pt" officeooo:rsid="0039a025" style:font-size-asian="42pt" style:font-size-complex="42pt"/>
    </style:style>
    <style:style style:name="T16" style:family="text">
      <style:text-properties fo:font-size="42pt" fo:font-weight="normal" officeooo:rsid="0039a025" style:font-size-asian="42pt" style:font-weight-asian="normal" style:font-size-complex="42pt" style:font-weight-complex="normal"/>
    </style:style>
    <style:style style:name="T17" style:family="text">
      <style:text-properties style:font-name="Roboto"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Roboto" fo:font-size="14pt" style:font-size-asian="14pt" style:font-size-complex="14pt"/>
    </style:style>
    <style:style style:name="T19" style:family="text">
      <style:text-properties style:font-name="Roboto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aixa de Texto 240" text:anchor-type="paragraph" svg:x="4.918cm" svg:y="-1.774cm" svg:width="13.254cm" style:rel-width="scale" svg:height="4.978cm" style:rel-height="scale" draw:z-index="1"><draw:text-box><text:p text:style-name="P17"><text:span text:style-name="Fonte_20_parág._20_padrão"><text:span text:style-name="T2">ALERGIA INESPERADA? </text:span></text:span></text:p><text:p text:style-name="P17"><text:span text:style-name="Fonte_20_parág._20_padrão"><text:span text:style-name="T2">NADA A TEMER COM</text:span></text:span></text:p><text:p text:style-name="P20"><text:span text:style-name="Fonte_20_parág._20_padrão"><text:span text:style-name="T5">[TOTAL_COUNT]</text:span></text:span></text:p><text:p text:style-name="P16"><text:span text:style-name="Fonte_20_parág._20_padrão"><text:span text:style-name="T4">DROGARIAS</text:span></text:span></text:p><text:p text:style-name="P16"><text:span text:style-name="Fonte_20_parág._20_padrão"><text:span text:style-name="T1">PRÓXIMAS AO EMPREENDIMENTO</text:span>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Text Frame 1" draw:style-name="gr2" draw:text-style-name="P22" svg:width="17.128cm" svg:height="1.468cm" svg:x="-0.79cm" svg:y="0.203cm"><draw:text-box><text:p><text:span text:style-name="T18">Segundo o Google Maps, é uma boa idéia optar pela</text:span></text:p><text:p><text:span text:style-name="T19">[CLOSEST_NAME]</text:span></text:p></draw:text-box></draw:frame></text:p>
      <text:p text:style-name="P3"/>
      <text:p text:style-name="P3"/>
      <text:p text:style-name="P3"><draw:frame draw:style-name="fr1" draw:name="Caixa de Texto 237" text:anchor-type="paragraph" svg:x="-1.201cm" svg:y="0.183cm" svg:width="5.029cm" style:rel-width="scale" svg:height="0.87cm" style:rel-height="scale" draw:z-index="4"><draw:text-box><text:p text:style-name="P6"><draw:frame draw:style-name="fr2" draw:name="Image2 Copy 1 Copy 1 Copy 1 Copy 1" text:anchor-type="char" svg:x="0cm" svg:y="0cm" svg:width="0.603cm" svg:height="0.603cm" draw:z-index="5"><draw:image xlink:href="Pictures/1000000100000020000000206AC7D82224D62949.png" xlink:type="simple" xlink:show="embed" xlink:actuate="onLoad" draw:mime-type="image/png"/></draw:frame><text:s/><text:span text:style-name="T12">[CLOSEST_BY_FOOT]</text:span></text:p></draw:text-box></draw:frame><draw:frame text:anchor-type="paragraph" draw:z-index="8" draw:name="Text Frame 3" draw:style-name="gr1" draw:text-style-name="P21" svg:width="3.673cm" svg:height="0.511cm" svg:x="1.82cm" svg:y="0.392cm"><draw:text-box><text:p><text:span text:style-name="T17">[CLOSEST_BY_CAR]</text:span></text:p></draw:text-box></draw:frame><draw:frame draw:style-name="fr3" draw:name="Image3 Copy 1 Copy 1 Copy 1 Copy 1 Copy 1" text:anchor-type="char" svg:x="1.192cm" svg:y="0.273cm" svg:width="0.63cm" svg:height="0.63cm" draw:z-index="7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8">Tempo</text:span></text:p>
          </table:table-cell>
          <table:table-cell table:style-name="TABLE.A1" office:value-type="string">
            <text:p text:style-name="P14"><text:s/><text:span text:style-name="T8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1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3"><draw:image xlink:href="Pictures/1000000100000020000000206AC7D82224D62949.png" xlink:type="simple" xlink:show="embed" xlink:actuate="onLoad" draw:mime-type="image/png"/></draw:frame><text:s/><text:span text:style-name="T12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2"><draw:image xlink:href="Pictures/100000010000002000000020D190ED490C339C46.png" xlink:type="simple" xlink:show="embed" xlink:actuate="onLoad" draw:mime-type="image/png"/></draw:frame><text:s/><text:span text:style-name="T12">[BY_CAR]</text:span></text:p>
          </table:table-cell>
          <table:table-cell table:style-name="TABLE.A1" office:value-type="string">
            <text:p text:style-name="P15">[TOTAL_RATING]</text:p>
          </table:table-cell>
          <table:table-cell table:style-name="TABLE.A1" office:value-type="string">
            <text:p text:style-name="P11">[RATING]</text:p>
          </table:table-cell>
        </table:table-row>
      </table:table>
      <text:p text:style-name="P2"/>
      <text:p text:style-name="P18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-1.632cm" svg:y="-0.631cm" svg:width="7.479cm" svg:height="4.987cm" draw:z-index="0"><draw:image xlink:href="Pictures/100000010000027F000001AA66B2006B65A0B68A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14:47:27.926929811</dc:date>
    <meta:editing-duration>PT1H28M20S</meta:editing-duration>
    <meta:editing-cycles>43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6" meta:word-count="23" meta:character-count="179" meta:non-whitespace-character-count="166"/>
  </office:meta>
</office:document-meta>
</file>